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2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19.7567" calcext:value-type="float">
            <text:p>219,7567</text:p>
          </table:table-cell>
          <table:table-cell table:style-name="ce17" table:formula="of:=AVERAGE([.F16:.F25])" office:value-type="float" office:value="325.0113" calcext:value-type="float">
            <text:p>325,0113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91759773123909" calcext:value-type="float">
            <text:p>0,191759773123909</text:p>
          </table:table-cell>
          <table:table-cell table:formula="of:=[.F26]/1146" office:value-type="float" office:value="0.28360497382199" calcext:value-type="float">
            <text:p>0,28360497382199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39.728" calcext:value-type="float">
            <text:p>239,728</text:p>
          </table:table-cell>
          <table:table-cell table:style-name="ce17" table:formula="of:=AVERAGE([.F30:.F39])" office:value-type="float" office:value="232.9556" calcext:value-type="float">
            <text:p>232,9556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183138273491215" calcext:value-type="float">
            <text:p>0,183138273491215</text:p>
          </table:table-cell>
          <table:table-cell table:formula="of:=[.F40]/1309" office:value-type="float" office:value="0.177964553093965" calcext:value-type="float">
            <text:p>0,177964553093965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4.93625" calcext:value-type="float">
            <text:p>304,93625</text:p>
          </table:table-cell>
          <table:table-cell table:style-name="ce17" table:formula="of:=AVERAGE([.F44:.F53])" office:value-type="float" office:value="309.045" calcext:value-type="float">
            <text:p>309,045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89636971393035" calcext:value-type="float">
            <text:p>0,189636971393035</text:p>
          </table:table-cell>
          <table:table-cell table:formula="of:=[.F54]/1608" office:value-type="float" office:value="0.192192164179104" calcext:value-type="float">
            <text:p>0,192192164179104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string" office:string-value="" calcext:value-type="error">
            <text:p>#DIV/0!</text:p>
          </table:table-cell>
          <table:table-cell table:formula="of:=[.F68]/1629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57.17" calcext:value-type="float">
            <text:p>57,17</text:p>
          </table:table-cell>
          <table:table-cell office:value-type="float" office:value="74.68" calcext:value-type="float">
            <text:p>74,68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84.16" calcext:value-type="float">
            <text:p>84,16</text:p>
          </table:table-cell>
          <table:table-cell office:value-type="float" office:value="51.96" calcext:value-type="float">
            <text:p>51,96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72.37" calcext:value-type="float">
            <text:p>72,37</text:p>
          </table:table-cell>
          <table:table-cell office:value-type="float" office:value="56.22" calcext:value-type="float">
            <text:p>56,22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office:value-type="float" office:value="60.71" calcext:value-type="float">
            <text:p>60,71</text:p>
          </table:table-cell>
          <table:table-cell office:value-type="float" office:value="109.31" calcext:value-type="float">
            <text:p>109,31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2.41" calcext:value-type="float">
            <text:p>62,41</text:p>
          </table:table-cell>
          <table:table-cell office:value-type="float" office:value="184.74" calcext:value-type="float">
            <text:p>184,74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125.75" calcext:value-type="float">
            <text:p>125,75</text:p>
          </table:table-cell>
          <table:table-cell office:value-type="float" office:value="313.09" calcext:value-type="float">
            <text:p>313,0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126.06" calcext:value-type="float">
            <text:p>126,06</text:p>
          </table:table-cell>
          <table:table-cell office:value-type="float" office:value="74.901" calcext:value-type="float">
            <text:p>74,90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65.03" calcext:value-type="float">
            <text:p>65,03</text:p>
          </table:table-cell>
          <table:table-cell office:value-type="float" office:value="58.87" calcext:value-type="float">
            <text:p>58,87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98.85" calcext:value-type="float">
            <text:p>98,85</text:p>
          </table:table-cell>
          <table:table-cell office:value-type="float" office:value="62.84" calcext:value-type="float">
            <text:p>62,84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81.48" calcext:value-type="float">
            <text:p>81,48</text:p>
          </table:table-cell>
          <table:table-cell office:value-type="float" office:value="52.25" calcext:value-type="float">
            <text:p>52,25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83.399" calcext:value-type="float">
            <text:p>83,399</text:p>
          </table:table-cell>
          <table:table-cell table:style-name="ce17" table:formula="of:=AVERAGE([.F2:.F11])" office:value-type="float" office:value="103.8861" calcext:value-type="float">
            <text:p>103,8861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212752551020408" calcext:value-type="float">
            <text:p>0,212752551020408</text:p>
          </table:table-cell>
          <table:table-cell table:formula="of:=[.F12]/392" office:value-type="float" office:value="0.26501556122449" calcext:value-type="float">
            <text:p>0,2650155612244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84.48" calcext:value-type="float">
            <text:p>84,48</text:p>
          </table:table-cell>
          <table:table-cell office:value-type="float" office:value="83.55" calcext:value-type="float">
            <text:p>83,55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5.27" calcext:value-type="float">
            <text:p>95,27</text:p>
          </table:table-cell>
          <table:table-cell office:value-type="float" office:value="91.597" calcext:value-type="float">
            <text:p>91,597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29" calcext:value-type="float">
            <text:p>67,29</text:p>
          </table:table-cell>
          <table:table-cell office:value-type="float" office:value="68.105" calcext:value-type="float">
            <text:p>68,105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9" calcext:value-type="float">
            <text:p>76,9</text:p>
          </table:table-cell>
          <table:table-cell office:value-type="float" office:value="74.85" calcext:value-type="float">
            <text:p>74,85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79.31" calcext:value-type="float">
            <text:p>79,31</text:p>
          </table:table-cell>
          <table:table-cell office:value-type="float" office:value="68.41" calcext:value-type="float">
            <text:p>68,41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78.27" calcext:value-type="float">
            <text:p>78,27</text:p>
          </table:table-cell>
          <table:table-cell office:value-type="float" office:value="81.59" calcext:value-type="float">
            <text:p>81,5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7.49" calcext:value-type="float">
            <text:p>77,49</text:p>
          </table:table-cell>
          <table:table-cell office:value-type="float" office:value="72.96" calcext:value-type="float">
            <text:p>72,96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1.47" calcext:value-type="float">
            <text:p>81,47</text:p>
          </table:table-cell>
          <table:table-cell office:value-type="float" office:value="80.54" calcext:value-type="float">
            <text:p>80,54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office:value-type="float" office:value="86.41" calcext:value-type="float">
            <text:p>86,41</text:p>
          </table:table-cell>
          <table:table-cell office:value-type="float" office:value="83.98" calcext:value-type="float">
            <text:p>83,98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office:value-type="float" office:value="88.77" calcext:value-type="float">
            <text:p>88,77</text:p>
          </table:table-cell>
          <table:table-cell office:value-type="float" office:value="87.52" calcext:value-type="float">
            <text:p>87,52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566" calcext:value-type="float">
            <text:p>81,566</text:p>
          </table:table-cell>
          <table:table-cell table:style-name="ce17" table:formula="of:=AVERAGE([.F16:.F25])" office:value-type="float" office:value="79.3102" calcext:value-type="float">
            <text:p>79,3102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0640167364017" calcext:value-type="float">
            <text:p>0,170640167364017</text:p>
          </table:table-cell>
          <table:table-cell table:formula="of:=[.F26]/478" office:value-type="float" office:value="0.165920920502092" calcext:value-type="float">
            <text:p>0,16592092050209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3.297" calcext:value-type="float">
            <text:p>113,297</text:p>
          </table:table-cell>
          <table:table-cell office:value-type="float" office:value="193.76" calcext:value-type="float">
            <text:p>193,76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4.24" calcext:value-type="float">
            <text:p>94,24</text:p>
          </table:table-cell>
          <table:table-cell office:value-type="float" office:value="86.498" calcext:value-type="float">
            <text:p>86,49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86.008" calcext:value-type="float">
            <text:p>86,008</text:p>
          </table:table-cell>
          <table:table-cell office:value-type="float" office:value="85.73" calcext:value-type="float">
            <text:p>85,7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101.12" calcext:value-type="float">
            <text:p>101,12</text:p>
          </table:table-cell>
          <table:table-cell office:value-type="float" office:value="100.82" calcext:value-type="float">
            <text:p>100,82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203.15" calcext:value-type="float">
            <text:p>203,15</text:p>
          </table:table-cell>
          <table:table-cell office:value-type="float" office:value="98.54" calcext:value-type="float">
            <text:p>98,54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280.68" calcext:value-type="float">
            <text:p>280,68</text:p>
          </table:table-cell>
          <table:table-cell office:value-type="float" office:value="128.26" calcext:value-type="float">
            <text:p>128,26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94.63" calcext:value-type="float">
            <text:p>94,63</text:p>
          </table:table-cell>
          <table:table-cell office:value-type="float" office:value="93.16" calcext:value-type="float">
            <text:p>93,16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4.14" calcext:value-type="float">
            <text:p>104,14</text:p>
          </table:table-cell>
          <table:table-cell office:value-type="float" office:value="101.35" calcext:value-type="float">
            <text:p>101,35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4.33" calcext:value-type="float">
            <text:p>104,33</text:p>
          </table:table-cell>
          <table:table-cell office:value-type="float" office:value="102.48" calcext:value-type="float">
            <text:p>102,48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406" calcext:value-type="float">
            <text:p>98,406</text:p>
          </table:table-cell>
          <table:table-cell office:value-type="float" office:value="94.84" calcext:value-type="float">
            <text:p>94,84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28.0001" calcext:value-type="float">
            <text:p>128,0001</text:p>
          </table:table-cell>
          <table:table-cell table:style-name="ce17" table:formula="of:=AVERAGE([.F30:.F39])" office:value-type="float" office:value="108.5438" calcext:value-type="float">
            <text:p>108,5438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206451774193548" calcext:value-type="float">
            <text:p>0,206451774193548</text:p>
          </table:table-cell>
          <table:table-cell table:formula="of:=[.F40]/620" office:value-type="float" office:value="0.17507064516129" calcext:value-type="float">
            <text:p>0,175070645161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78.18" calcext:value-type="float">
            <text:p>178,18</text:p>
          </table:table-cell>
          <table:table-cell office:value-type="float" office:value="162.51" calcext:value-type="float">
            <text:p>162,51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55.85" calcext:value-type="float">
            <text:p>155,85</text:p>
          </table:table-cell>
          <table:table-cell office:value-type="float" office:value="149.181" calcext:value-type="float">
            <text:p>149,181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28.44" calcext:value-type="float">
            <text:p>128,44</text:p>
          </table:table-cell>
          <table:table-cell office:value-type="float" office:value="127.93" calcext:value-type="float">
            <text:p>127,93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84.68" calcext:value-type="float">
            <text:p>184,68</text:p>
          </table:table-cell>
          <table:table-cell office:value-type="float" office:value="132.498" calcext:value-type="float">
            <text:p>132,498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32.13" calcext:value-type="float">
            <text:p>132,13</text:p>
          </table:table-cell>
          <table:table-cell office:value-type="float" office:value="123.64" calcext:value-type="float">
            <text:p>123,64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5.12" calcext:value-type="float">
            <text:p>155,12</text:p>
          </table:table-cell>
          <table:table-cell office:value-type="float" office:value="152.86" calcext:value-type="float">
            <text:p>152,8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1" calcext:value-type="float">
            <text:p>151,01</text:p>
          </table:table-cell>
          <table:table-cell office:value-type="float" office:value="143.51" calcext:value-type="float">
            <text:p>143,51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41.52" calcext:value-type="float">
            <text:p>141,52</text:p>
          </table:table-cell>
          <table:table-cell office:value-type="float" office:value="140.57" calcext:value-type="float">
            <text:p>140,5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52.7" calcext:value-type="float">
            <text:p>152,7</text:p>
          </table:table-cell>
          <table:table-cell office:value-type="float" office:value="135.42" calcext:value-type="float">
            <text:p>135,42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table:number-columns-repeated="2" office:value-type="float" office:value="196.74" calcext:value-type="float">
            <text:p>196,7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7.637" calcext:value-type="float">
            <text:p>157,637</text:p>
          </table:table-cell>
          <table:table-cell table:style-name="ce17" table:formula="of:=AVERAGE([.F44:.F53])" office:value-type="float" office:value="146.4859" calcext:value-type="float">
            <text:p>146,4859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71531011969532" calcext:value-type="float">
            <text:p>0,171531011969532</text:p>
          </table:table-cell>
          <table:table-cell table:formula="of:=[.F54]/919" office:value-type="float" office:value="0.159397062023939" calcext:value-type="float">
            <text:p>0,15939706202393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58.86" calcext:value-type="float">
            <text:p>158,86</text:p>
          </table:table-cell>
          <table:table-cell office:value-type="float" office:value="215.35" calcext:value-type="float">
            <text:p>215,3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89.106" calcext:value-type="float">
            <text:p>189,106</text:p>
          </table:table-cell>
          <table:table-cell office:value-type="float" office:value="185.91" calcext:value-type="float">
            <text:p>185,91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67.104" calcext:value-type="float">
            <text:p>167,104</text:p>
          </table:table-cell>
          <table:table-cell office:value-type="float" office:value="164.77" calcext:value-type="float">
            <text:p>164,77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9.297" calcext:value-type="float">
            <text:p>149,297</text:p>
          </table:table-cell>
          <table:table-cell office:value-type="float" office:value="175.66" calcext:value-type="float">
            <text:p>175,66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53.689" calcext:value-type="float">
            <text:p>153,689</text:p>
          </table:table-cell>
          <table:table-cell office:value-type="float" office:value="146.1" calcext:value-type="float">
            <text:p>146,1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86.629333333333" calcext:value-type="float">
            <text:p>186,629333333333</text:p>
          </table:table-cell>
          <table:table-cell table:style-name="ce17" table:formula="of:=AVERAGE([.F58:.F67])" office:value-type="float" office:value="194.503333333333" calcext:value-type="float">
            <text:p>194,503333333333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82255208333333" calcext:value-type="float">
            <text:p>0,182255208333333</text:p>
          </table:table-cell>
          <table:table-cell table:formula="of:=[.F68]/1024" office:value-type="float" office:value="0.189944661458333" calcext:value-type="float">
            <text:p>0,189944661458333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48" calcext:value-type="float">
            <text:p>340,48</text:p>
          </table:table-cell>
          <table:table-cell office:value-type="float" office:value="366.304" calcext:value-type="float">
            <text:p>366,304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06.19" calcext:value-type="float">
            <text:p>206,19</text:p>
          </table:table-cell>
          <table:table-cell office:value-type="float" office:value="248.316" calcext:value-type="float">
            <text:p>248,316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1.647" calcext:value-type="float">
            <text:p>251,647</text:p>
          </table:table-cell>
          <table:table-cell office:value-type="float" office:value="501.523" calcext:value-type="float">
            <text:p>501,523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38" calcext:value-type="float">
            <text:p>305,38</text:p>
          </table:table-cell>
          <table:table-cell office:value-type="float" office:value="310.017" calcext:value-type="float">
            <text:p>310,017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8.271" calcext:value-type="float">
            <text:p>328,271</text:p>
          </table:table-cell>
          <table:table-cell office:value-type="float" office:value="359.755" calcext:value-type="float">
            <text:p>359,755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office:value-type="float" office:value="233.19" calcext:value-type="float">
            <text:p>233,19</text:p>
          </table:table-cell>
          <table:table-cell office:value-type="float" office:value="246.681" calcext:value-type="float">
            <text:p>246,681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29.966" calcext:value-type="float">
            <text:p>229,966</text:p>
          </table:table-cell>
          <table:table-cell office:value-type="float" office:value="948.219" calcext:value-type="float">
            <text:p>948,219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7" calcext:value-type="float">
            <text:p>296,87</text:p>
          </table:table-cell>
          <table:table-cell office:value-type="float" office:value="663.948" calcext:value-type="float">
            <text:p>663,948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28.611" calcext:value-type="float">
            <text:p>328,611</text:p>
          </table:table-cell>
          <table:table-cell office:value-type="float" office:value="492.947" calcext:value-type="float">
            <text:p>492,94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office:value-type="float" office:value="411.09" calcext:value-type="float">
            <text:p>411,09</text:p>
          </table:table-cell>
          <table:table-cell office:value-type="float" office:value="483.9" calcext:value-type="float">
            <text:p>483,9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3.1695" calcext:value-type="float">
            <text:p>293,1695</text:p>
          </table:table-cell>
          <table:table-cell table:style-name="ce17" table:formula="of:=AVERAGE([.F2:.F11])" office:value-type="float" office:value="462.161" calcext:value-type="float">
            <text:p>462,161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1937834224599" calcext:value-type="float">
            <text:p>0,391937834224599</text:p>
          </table:table-cell>
          <table:table-cell table:formula="of:=[.F12]/748" office:value-type="float" office:value="0.617862299465241" calcext:value-type="float">
            <text:p>0,61786229946524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79.77" calcext:value-type="float">
            <text:p>379,77</text:p>
          </table:table-cell>
          <table:table-cell office:value-type="float" office:value="372.671" calcext:value-type="float">
            <text:p>372,67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69.44" calcext:value-type="float">
            <text:p>369,44</text:p>
          </table:table-cell>
          <table:table-cell office:value-type="float" office:value="372.671" calcext:value-type="float">
            <text:p>372,671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7.701" calcext:value-type="float">
            <text:p>507,701</text:p>
          </table:table-cell>
          <table:table-cell office:value-type="float" office:value="882.648" calcext:value-type="float">
            <text:p>882,64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60.76" calcext:value-type="float">
            <text:p>360,76</text:p>
          </table:table-cell>
          <table:table-cell office:value-type="float" office:value="394.165" calcext:value-type="float">
            <text:p>394,165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2.52" calcext:value-type="float">
            <text:p>282,52</text:p>
          </table:table-cell>
          <table:table-cell office:value-type="float" office:value="311.48" calcext:value-type="float">
            <text:p>311,48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7.19" calcext:value-type="float">
            <text:p>257,19</text:p>
          </table:table-cell>
          <table:table-cell office:value-type="float" office:value="1398.855" calcext:value-type="float">
            <text:p>1398,855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59.5635" calcext:value-type="float">
            <text:p>359,5635</text:p>
          </table:table-cell>
          <table:table-cell table:style-name="ce17" table:formula="of:=AVERAGE([.F16:.F25])" office:value-type="float" office:value="622.081666666667" calcext:value-type="float">
            <text:p>622,081666666667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421528135990621" calcext:value-type="float">
            <text:p>0,421528135990621</text:p>
          </table:table-cell>
          <table:table-cell table:formula="of:=[.F26]/853" office:value-type="float" office:value="0.729286830793279" calcext:value-type="float">
            <text:p>0,72928683079327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string" office:string-value="" calcext:value-type="error">
            <text:p>#DIV/0!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string" office:string-value="" calcext:value-type="error">
            <text:p>#DIV/0!</text:p>
          </table:table-cell>
          <table:table-cell table:formula="of:=[.F40]/1003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string" office:string-value="" calcext:value-type="error">
            <text:p>#DIV/0!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string" office:string-value="" calcext:value-type="error">
            <text:p>#DIV/0!</text:p>
          </table:table-cell>
          <table:table-cell table:formula="of:=[.F54]/125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string" office:string-value="" calcext:value-type="error">
            <text:p>#DIV/0!</text:p>
          </table:table-cell>
          <table:table-cell table:formula="of:=[.F68]/1302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9:29:06.415945453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4T21:11:48.752113535</dc:date>
    <meta:editing-duration>P1DT17H14M5S</meta:editing-duration>
    <meta:editing-cycles>275</meta:editing-cycles>
    <meta:generator>LibreOffice/24.2.7.2$Linux_X86_64 LibreOffice_project/420$Build-2</meta:generator>
    <meta:document-statistic meta:table-count="4" meta:cell-count="149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4cm" svg:y="3.466cm" style:legend-expansion="high" chart:style-name="ch2"/>
        <chart:plot-area chart:style-name="ch3" table:cell-range-address="quake_2004.K71:quake_2004.O76" chart:data-source-has-labels="both" svg:x="0.32cm" svg:y="0.18cm" svg:width="13.274cm" svg:height="8.64cm">
          <chart:coordinate-region svg:x="1.059cm" svg:y="0.376cm" svg:width="12.24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